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342cm" fo:min-width="3.99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ten paremmin tuoda esille Taitaja-kisa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ainonta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Taitajista edustajia koululle puhumaan opettajille <text:span text:style-name="T1">ja</text:span> opiskelijoille</text:p>
              </text:list-item>
              <text:list-item>
                <text:p text:style-name="P3">Nettimainonta</text:p>
                <text:list>
                  <text:list-item>
                    <text:p text:style-name="P1">Esim. YouTube</text:p>
                  </text:list-item>
                </text:list>
              </text:list-item>
              <text:list-item>
                <text:p text:style-name="P3">Tuoda esille paremmin edellisvuosien tehtäviä ja laji mahdollisuuksia</text:p>
              </text:list-item>
              <text:list-item>
                <text:p text:style-name="P3">Julisteita</text:p>
                <text:list>
                  <text:list-item>
                    <text:p text:style-name="P1">Kuvia edellisvuosien taitajista</text:p>
                  </text:list-item>
                  <text:list-item>
                    <text:p text:style-name="P1">Yleistä inf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Opettajill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Kuulla/lukea vanhojen finalistien kokemuksia</text:p>
              </text:list-item>
              <text:list-item>
                <text:p text:style-name="P3">Enemmän infoa kouluissa</text:p>
              </text:list-item>
            </text:list>
          </draw:text-box>
        </draw:frame>
        <draw:custom-shape draw:style-name="gr2" draw:text-style-name="P5" draw:layer="layout" svg:width="6.35cm" svg:height="5.08cm" svg:x="1cm" svg:y="7.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iskelijoill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Näyttää hyvälle CV:ssä</text:p>
              </text:list-item>
              <text:list-item>
                <text:p text:style-name="P3">Paljon paremmin pääsee työelämään tutustumaan</text:p>
              </text:list-item>
              <text:list-item>
                <text:p text:style-name="P3">Päästä katsomaan/katsoa miten aikaisemmat finaalit on toteutettu</text:p>
              </text:list-item>
              <text:list-item>
                <text:p text:style-name="P3">Informointi palkinnoista</text:p>
              </text:list-item>
              <text:list-item>
                <text:p text:style-name="P3">Ilmaista hyvää ruokaa</text:p>
              </text:list-item>
              <text:list-item>
                <text:p text:style-name="P3">Pääsee tutustumaan uusin paikkoih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09:49:28.181000000</meta:creation-date>
    <meta:editing-duration>PT43M6S</meta:editing-duration>
    <meta:editing-cycles>16</meta:editing-cycles>
    <meta:generator>LibreOffice/7.3.2.2$Windows_X86_64 LibreOffice_project/49f2b1bff42cfccbd8f788c8dc32c1c309559be0</meta:generator>
    <dc:title>Blue Curve</dc:title>
    <dc:date>2022-05-19T10:45:26.992000000</dc:date>
    <meta:document-statistic meta:object-count="51"/>
  </office:meta>
</office:document-meta>
</file>